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proved Estimates of Key Seismic Properties of the Crust</text:p>
      <text:p text:style-name="Standard"/>
      <text:p text:style-name="Standard">Ben Postlethwaite (UBC)</text:p>
      <text:p text:style-name="Standard">supervisor: Michael Bostock (UBC)</text:p>
      <text:p text:style-name="Standard"/>
      <text:p text:style-name="Standard">Thank you David and thanks all for coming out to this discussion. To get this going let's take a closer look at the title of this talk, “Improved Estimates of Key Seismic Properties of the Crust.” When we are talking about seismic properties we are talking about geological material properties which can be extracted from a seismogram. A seismogram is a record of earth shaking, or displacement, which is the physical response of the earth to migrating energy from a source, an earthquake. The energy released by an earthquake travels in different states, the two we are interested in are P-waves, or compressional waves, and S-waves, or shear waves. Of importance here are that the waves have a unique displacement signature, and they travel at different velocities. These velocities are dependent on the geology the waves travel through. Thus seismic velocities are a diagnostic property of geology. Scale is important here, the domain of investigation is the continental crust, everything from the Moho up. Thus the properties we are looking at are the bulk crustal composition, basically a crustal average.</text:p>
      <text:p text:style-name="Standard"/>
      <text:p text:style-name="Standard">That takes care of the “Key Seismic Properties of the Crust” part of the title, what remains, the “Improved Estimates” will take up the remainder of my presentation. Actually “improved” is a little misleading, it probably should read “improving” since this is an ongoing and active process. Why improve? Well, right now there is a clear method for extracting the seismic velocity ratio from seismic data, that is Vp/Vs. My supervisor, Michael Bostock, developed a means <text:s/>to determine Vp and Vs uniquely. I am following up on this idea and attempting to develop the machinery that would allow for this on a larger scale. This will allow for more accurate estimates of bulk crustal composition. In turn this should assist researchers and industry who require such data. Better constraints = better results.</text:p>
      <text:p text:style-name="Standard"/>
      <text:p text:style-name="Standard">How is this done? Let's start off by looking at some of the earlier work which developed the methods to extract Vp/Vs from seismic data. Though earlier work exists the paper written in 2000 by a well known seismologist, Kanamori, is the first that I know of to put together the machinery that myself and others are using today. What Kanamori did was to focus on arrival of S-wave energy both from the direct arrival coming from the mantle, as well as reflected phases which have already bounced off the free surface then reflected off the Moho. For brevity these phases are given the following names and arrive at the station in the following order. The Ps phase, or direct phase, is the wave that migrates from the source as a P-wave then at the Moho and becomes an S-wave before it hits the station. The PpPs reflected phase remains a P-wave as it passes the Moho and after it relects of the surface, and finally becomes a S-wave when it reflects off the Moho towards the station. Finally the <text:s/>PsPs and PpSs phases follow the same path as the PpPs phase but spend one more branch as an S-wave, and since S-waves are slower, arrive last. Knowing this Kanamori looked for signatures in the seismic data by rotating the data into two axis, one which gets mostly the P-<text:soft-page-break/>wave energy, and the other which records mostly S-wave energy. <text:s/>So on the S-component we would expect to see three “events” of interest, one large amplitude arrival for the direct phase followed by the two lower amplitude arrivals of the reflected phases. The P component seismogram, that is the seismogram which contains mostly P-wave energy, is used as an approximation to the source function. </text:p>
      <text:p text:style-name="Standard"/>
      <text:p text:style-name="Standard">This next bit requires that you understand that a seismogram can be conceived as a convolution between a source signature and a receiver function. By receiver function I mean a time record that is sparse except for impulsive spikes aligned to when the “events” arrive. Convolution is simply the operation of integrating one record into another, so in our case we would have three source events occurring where the spikes are in the receiver function, and adding together where they overlap. Unfortunately for seismologists, the earth is not a pure 1D layered model, and discontinuities are not perfect reflectors, or spikes. So seismograms are noisy and picking out these three events precisely, through the reverse process, deconvolution, requires work, it's difficult.</text:p>
      <text:p text:style-name="Standard"/>
      <text:p text:style-name="Standard">Deconvolution might be difficult but its not impossible, and decent tried and true algorithms give pretty good results. So the next step is performing deconvolution on the S-wave seismograms using a windowed chunk of the P-wave component as a stand-in for the source to get back a receiver function. Deconvolution is performed on groups of data sorted by incoming angle, since shallower angles will have sampled more crust and traveled further, and we would expect their receiver functions to be different than ones arriving from a steeper angle. For a particular station you can stack the receiver function side by side and visually see the direct and reflected arrivals, and how they shift along the image as you view shallower angled data. These receiver functions are the data Kanamori used to test models with different Vp/Vs and H parameters in a grid search for a best fit and hence best parameter estimates.</text:p>
      <text:p text:style-name="Standard">By grid search I mean the process of solving the equations in the model for a range of Vp/Vs and H values. The values which predicted the data the best are the best estimates for the values of the bulk crustal parameters. </text:p>
      <text:p text:style-name="Standard"/>
      <text:p text:style-name="Standard">Kanamori's method was employed recently by Thompson, Bastow, Helffrich, Kendall, Wookey, Snyder and Eaton in a recent paper constraining the early evolution of the Canadian Shield. My thesis supervisor, Michael Bostock, in a paper from 2008 realized that one could make an attempt to solve not just for Vp/Vs but for Vp and Vs individually. This could be theoretically accomplished by simply dividing out the dependence on H. To see how this works lets take a look at the model for the direct and reflected phases. Here are the 1D layered earth model equations that predict the travel times of the different S-wave phases in relation to the initial P-arrival. You can see that by dividing the reflected phases with the direct S-wave phase the linear dependence on H is removed. Now we can do a grid search for the only two independent parameters left in the model, Vp and Vs. Once we have these we substitute them into the original three equations and do a line search for H. Unfortunately, the division introduces two problems. First it means that our grid search relies more heavily on the reflected <text:soft-page-break/>phases and secondly we have to come up with a good estimate of Tps.</text:p>
      <text:p text:style-name="Standard"/>
      <text:p text:style-name="Standard">I can outline some strategies for mitigating these problems during the question time at the end if any one is curious. Lets take a look at some results.</text:p>
      <text:p text:style-name="Standard"/>
      <text:p text:style-name="Standard">Results – The Good</text:p>
      <text:p text:style-name="Standard">Results – The Bad</text:p>
      <text:p text:style-name="Standard">Results – The Ugly</text:p>
      <text:p text:style-name="Standard"/>
      <text:p text:style-name="Standard">So far with the current tool-chain in place I have been acquiring reasonable Vp estimates in around 30% of the data. With more careful control on chosen seismograms I hope to move this towards 50%. I have also been learning from the excellent SLIM group at UBC which do exploration seismology. They are researching the usage of curvelets, sparsity and compressive sensing in the seismic domain to improve results and cut-down on costs. Here are some of those receiver function plots, processed as images with shift invariant curvelets.</text:p>
      <text:p text:style-name="Standard">Notice the much tighter confidence contours on the resulting grid searches. I am keen to continue learning more of these advanced methods and their application to my research.</text:p>
      <text:p text:style-name="Standard"/>
      <text:p text:style-name="Standard">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8T14:02:21</meta:creation-date>
    <dc:date>2012-04-28T16:49:29</dc:date>
    <meta:editing-duration>PT2H13M8S</meta:editing-duration>
    <meta:editing-cycles>8</meta:editing-cycles>
    <meta:generator>LibreOffice/3.5$Linux_X86_64 LibreOffice_project/350m1$Build-102</meta:generator>
    <meta:document-statistic meta:table-count="0" meta:image-count="0" meta:object-count="0" meta:page-count="3" meta:paragraph-count="17" meta:word-count="1297" meta:character-count="7691" meta:non-whitespace-character-count="6406"/>
  </office:meta>
</office:document-meta>
</file>